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f9d0" officeooo:paragraph-rsid="001bf9d0"/>
    </style:style>
    <style:style style:name="P2" style:family="paragraph" style:parent-style-name="Standard">
      <style:text-properties officeooo:rsid="001bf9d0" officeooo:paragraph-rsid="001c3846"/>
    </style:style>
    <style:style style:name="P3" style:family="paragraph" style:parent-style-name="Standard">
      <style:text-properties officeooo:rsid="001bf9d0" officeooo:paragraph-rsid="001ce606"/>
    </style:style>
    <style:style style:name="P4" style:family="paragraph" style:parent-style-name="Standard">
      <style:text-properties officeooo:rsid="001bf9d0" officeooo:paragraph-rsid="002416b1"/>
    </style:style>
    <style:style style:name="P5" style:family="paragraph" style:parent-style-name="Standard">
      <style:text-properties officeooo:rsid="001bf9d0" officeooo:paragraph-rsid="004afad6"/>
    </style:style>
    <style:style style:name="P6" style:family="paragraph" style:parent-style-name="Standard">
      <style:text-properties officeooo:rsid="001bf9d0" officeooo:paragraph-rsid="004c2f94"/>
    </style:style>
    <style:style style:name="P7" style:family="paragraph" style:parent-style-name="Standard">
      <style:text-properties officeooo:rsid="001f9840" officeooo:paragraph-rsid="001f9840"/>
    </style:style>
    <style:style style:name="P8" style:family="paragraph" style:parent-style-name="Standard">
      <style:text-properties officeooo:rsid="001f9840" officeooo:paragraph-rsid="00243c04"/>
    </style:style>
    <style:style style:name="P9" style:family="paragraph" style:parent-style-name="Standard">
      <style:text-properties officeooo:rsid="001f9840" officeooo:paragraph-rsid="0045d40d"/>
    </style:style>
    <style:style style:name="P10" style:family="paragraph" style:parent-style-name="Standard">
      <style:text-properties officeooo:rsid="001f9840" officeooo:paragraph-rsid="005ddaf2"/>
    </style:style>
    <style:style style:name="P11" style:family="paragraph" style:parent-style-name="Standard">
      <style:text-properties officeooo:rsid="00208b63" officeooo:paragraph-rsid="00208b63"/>
    </style:style>
    <style:style style:name="P12" style:family="paragraph" style:parent-style-name="Standard" style:list-style-name="L1">
      <style:text-properties officeooo:rsid="00208b63" officeooo:paragraph-rsid="00208b63"/>
    </style:style>
    <style:style style:name="P13" style:family="paragraph" style:parent-style-name="Standard" style:list-style-name="L2">
      <style:text-properties officeooo:rsid="00208b63" officeooo:paragraph-rsid="00208b63"/>
    </style:style>
    <style:style style:name="P14" style:family="paragraph" style:parent-style-name="Standard">
      <style:text-properties officeooo:rsid="00223eb0" officeooo:paragraph-rsid="00223eb0"/>
    </style:style>
    <style:style style:name="P15" style:family="paragraph" style:parent-style-name="Standard" style:list-style-name="L1">
      <style:text-properties fo:font-weight="bold" officeooo:rsid="00208b63" officeooo:paragraph-rsid="00208b63" style:font-weight-asian="bold" style:font-weight-complex="bold"/>
    </style:style>
    <style:style style:name="P16" style:family="paragraph" style:parent-style-name="Standard" style:list-style-name="L2">
      <style:text-properties fo:font-weight="bold" officeooo:rsid="00208b63" officeooo:paragraph-rsid="00208b63" style:font-weight-asian="bold" style:font-weight-complex="bold"/>
    </style:style>
    <style:style style:name="P17" style:family="paragraph" style:parent-style-name="Standard" style:list-style-name="L3">
      <style:text-properties fo:font-weight="bold" officeooo:rsid="00223eb0" officeooo:paragraph-rsid="00223eb0" style:font-weight-asian="bold" style:font-weight-complex="bold"/>
    </style:style>
    <style:style style:name="P18" style:family="paragraph" style:parent-style-name="Standard" style:list-style-name="L3">
      <style:text-properties fo:font-weight="bold" officeooo:rsid="00223eb0" officeooo:paragraph-rsid="005b21d7" style:font-weight-asian="bold" style:font-weight-complex="bold"/>
    </style:style>
    <style:style style:name="P19" style:family="paragraph" style:parent-style-name="Standard">
      <style:paragraph-properties fo:text-align="center" style:justify-single-word="false"/>
      <style:text-properties fo:font-weight="bold" officeooo:rsid="002be9ef" officeooo:paragraph-rsid="002be9ef" style:font-weight-asian="bold" style:font-weight-complex="bold"/>
    </style:style>
    <style:style style:name="P20" style:family="paragraph" style:parent-style-name="Standard">
      <style:text-properties officeooo:rsid="002416b1" officeooo:paragraph-rsid="002416b1"/>
    </style:style>
    <style:style style:name="P21" style:family="paragraph" style:parent-style-name="Standard">
      <style:text-properties officeooo:rsid="0025e9ca" officeooo:paragraph-rsid="0025e9ca"/>
    </style:style>
    <style:style style:name="P22" style:family="paragraph" style:parent-style-name="Standard">
      <style:text-properties officeooo:rsid="0025e9ca" officeooo:paragraph-rsid="0025f394"/>
    </style:style>
    <style:style style:name="P23" style:family="paragraph" style:parent-style-name="Standard">
      <style:text-properties officeooo:rsid="0025e9ca" officeooo:paragraph-rsid="0052a77e"/>
    </style:style>
    <style:style style:name="P24" style:family="paragraph" style:parent-style-name="Standard">
      <style:text-properties officeooo:rsid="0025f394" officeooo:paragraph-rsid="0025f394"/>
    </style:style>
    <style:style style:name="P25" style:family="paragraph" style:parent-style-name="Standard">
      <style:text-properties officeooo:rsid="002b6acc" officeooo:paragraph-rsid="002b6acc"/>
    </style:style>
    <style:style style:name="P26" style:family="paragraph" style:parent-style-name="Standard">
      <style:text-properties officeooo:rsid="002c8eaf" officeooo:paragraph-rsid="002c8eaf"/>
    </style:style>
    <style:style style:name="P27" style:family="paragraph" style:parent-style-name="Standard">
      <style:text-properties officeooo:rsid="002fe4e6" officeooo:paragraph-rsid="002fe4e6"/>
    </style:style>
    <style:style style:name="P28" style:family="paragraph" style:parent-style-name="Standard">
      <style:text-properties officeooo:rsid="002fe4e6" officeooo:paragraph-rsid="003c1192"/>
    </style:style>
    <style:style style:name="P29" style:family="paragraph" style:parent-style-name="Standard">
      <style:text-properties officeooo:rsid="003e34f5" officeooo:paragraph-rsid="003e34f5"/>
    </style:style>
    <style:style style:name="P30" style:family="paragraph" style:parent-style-name="Standard">
      <style:text-properties officeooo:rsid="003e34f5" officeooo:paragraph-rsid="0056b2f0"/>
    </style:style>
    <style:style style:name="P31" style:family="paragraph" style:parent-style-name="Standard">
      <style:text-properties officeooo:rsid="003e968f" officeooo:paragraph-rsid="003f10c8"/>
    </style:style>
    <style:style style:name="P32" style:family="paragraph" style:parent-style-name="Standard" style:list-style-name="L4">
      <style:text-properties officeooo:rsid="003e968f" officeooo:paragraph-rsid="003f10c8"/>
    </style:style>
    <style:style style:name="P33" style:family="paragraph" style:parent-style-name="Standard">
      <style:text-properties officeooo:rsid="003f7508" officeooo:paragraph-rsid="003f10c8"/>
    </style:style>
    <style:style style:name="P34" style:family="paragraph" style:parent-style-name="Standard">
      <style:text-properties officeooo:rsid="003f7508" officeooo:paragraph-rsid="003f7508"/>
    </style:style>
    <style:style style:name="P35" style:family="paragraph" style:parent-style-name="Standard">
      <style:text-properties officeooo:rsid="003f7508" officeooo:paragraph-rsid="0057e82c"/>
    </style:style>
    <style:style style:name="P36" style:family="paragraph" style:parent-style-name="Standard">
      <style:text-properties officeooo:rsid="0045d40d" officeooo:paragraph-rsid="0047b8dc"/>
    </style:style>
    <style:style style:name="P37" style:family="paragraph" style:parent-style-name="Standard" style:list-style-name="L5">
      <style:text-properties officeooo:rsid="0045d40d" officeooo:paragraph-rsid="0047b8dc"/>
    </style:style>
    <style:style style:name="P38" style:family="paragraph" style:parent-style-name="Standard">
      <style:text-properties officeooo:rsid="004c2f94" officeooo:paragraph-rsid="004c2f94"/>
    </style:style>
    <style:style style:name="P39" style:family="paragraph" style:parent-style-name="Standard">
      <style:text-properties officeooo:rsid="0056b2f0" officeooo:paragraph-rsid="0056b2f0"/>
    </style:style>
    <style:style style:name="P40" style:family="paragraph" style:parent-style-name="Standard">
      <style:paragraph-properties fo:text-align="center" style:justify-single-word="false"/>
      <style:text-properties fo:font-size="26pt" fo:font-weight="normal" officeooo:rsid="00408255" officeooo:paragraph-rsid="00408255" style:font-size-asian="26pt" style:font-weight-asian="normal" style:font-size-complex="26pt" style:font-weight-complex="normal"/>
    </style:style>
    <style:style style:name="P41" style:family="paragraph" style:parent-style-name="Standard">
      <style:paragraph-properties fo:text-align="center" style:justify-single-word="false"/>
      <style:text-properties fo:font-size="26pt" fo:font-weight="normal" officeooo:rsid="006eba5b" officeooo:paragraph-rsid="006eba5b" style:font-size-asian="26pt" style:font-weight-asian="normal" style:font-size-complex="26pt" style:font-weight-complex="normal"/>
    </style:style>
    <style:style style:name="T1" style:family="text">
      <style:text-properties officeooo:rsid="001bf9d0"/>
    </style:style>
    <style:style style:name="T2" style:family="text">
      <style:text-properties officeooo:rsid="001c3846"/>
    </style:style>
    <style:style style:name="T3" style:family="text">
      <style:text-properties officeooo:rsid="001ce606"/>
    </style:style>
    <style:style style:name="T4" style:family="text">
      <style:text-properties officeooo:rsid="002043b4"/>
    </style:style>
    <style:style style:name="T5" style:family="text">
      <style:text-properties officeooo:rsid="00208b63"/>
    </style:style>
    <style:style style:name="T6" style:family="text">
      <style:text-properties officeooo:rsid="00223eb0"/>
    </style:style>
    <style:style style:name="T7" style:family="text">
      <style:text-properties fo:font-weight="bold" style:font-weight-asian="bold" style:font-weight-complex="bold"/>
    </style:style>
    <style:style style:name="T8" style:family="text">
      <style:text-properties fo:font-weight="bold" officeooo:rsid="002416b1" style:font-weight-asian="bold" style:font-weight-complex="bold"/>
    </style:style>
    <style:style style:name="T9" style:family="text">
      <style:text-properties fo:font-weight="bold" officeooo:rsid="002043b4" style:font-weight-asian="bold" style:font-weight-complex="bold"/>
    </style:style>
    <style:style style:name="T10" style:family="text">
      <style:text-properties fo:font-weight="bold" officeooo:rsid="0025f394" style:font-weight-asian="bold" style:font-weight-complex="bold"/>
    </style:style>
    <style:style style:name="T11" style:family="text">
      <style:text-properties fo:font-weight="bold" officeooo:rsid="00260e03" style:font-weight-asian="bold" style:font-weight-complex="bold"/>
    </style:style>
    <style:style style:name="T12" style:family="text">
      <style:text-properties fo:font-weight="bold" officeooo:rsid="0049ac1f" style:font-weight-asian="bold" style:font-weight-complex="bold"/>
    </style:style>
    <style:style style:name="T13" style:family="text">
      <style:text-properties fo:font-weight="bold" officeooo:rsid="0052a77e" style:font-weight-asian="bold" style:font-weight-complex="bold"/>
    </style:style>
    <style:style style:name="T14" style:family="text">
      <style:text-properties fo:font-weight="bold" officeooo:rsid="00223eb0" style:font-weight-asian="bold" style:font-weight-complex="bold"/>
    </style:style>
    <style:style style:name="T15" style:family="text">
      <style:text-properties officeooo:rsid="002416b1"/>
    </style:style>
    <style:style style:name="T16" style:family="text">
      <style:text-properties officeooo:rsid="00243c04"/>
    </style:style>
    <style:style style:name="T17" style:family="text">
      <style:text-properties style:text-underline-style="solid" style:text-underline-width="auto" style:text-underline-color="font-color" fo:font-weight="bold" officeooo:rsid="00243c04" style:font-weight-asian="bold" style:font-weight-complex="bold"/>
    </style:style>
    <style:style style:name="T18" style:family="text">
      <style:text-properties officeooo:rsid="0025f394"/>
    </style:style>
    <style:style style:name="T19" style:family="text">
      <style:text-properties fo:font-weight="normal" style:font-weight-asian="normal" style:font-weight-complex="normal"/>
    </style:style>
    <style:style style:name="T20" style:family="text">
      <style:text-properties fo:font-weight="normal" officeooo:rsid="0025f394" style:font-weight-asian="normal" style:font-weight-complex="normal"/>
    </style:style>
    <style:style style:name="T21" style:family="text">
      <style:text-properties fo:font-weight="normal" officeooo:rsid="00260e03" style:font-weight-asian="normal" style:font-weight-complex="normal"/>
    </style:style>
    <style:style style:name="T22" style:family="text">
      <style:text-properties fo:font-weight="normal" officeooo:rsid="0026ee1a" style:font-weight-asian="normal" style:font-weight-complex="normal"/>
    </style:style>
    <style:style style:name="T23" style:family="text">
      <style:text-properties fo:font-weight="normal" officeooo:rsid="00285513" style:font-weight-asian="normal" style:font-weight-complex="normal"/>
    </style:style>
    <style:style style:name="T24" style:family="text">
      <style:text-properties fo:font-weight="normal" officeooo:rsid="002be9ef" style:font-weight-asian="normal" style:font-weight-complex="normal"/>
    </style:style>
    <style:style style:name="T25" style:family="text">
      <style:text-properties fo:font-weight="normal" officeooo:rsid="002c8eaf" style:font-weight-asian="normal" style:font-weight-complex="normal"/>
    </style:style>
    <style:style style:name="T26" style:family="text">
      <style:text-properties fo:font-weight="normal" officeooo:rsid="002fe4e6" style:font-weight-asian="normal" style:font-weight-complex="normal"/>
    </style:style>
    <style:style style:name="T27" style:family="text">
      <style:text-properties fo:font-weight="normal" officeooo:rsid="00317bab" style:font-weight-asian="normal" style:font-weight-complex="normal"/>
    </style:style>
    <style:style style:name="T28" style:family="text">
      <style:text-properties fo:font-weight="normal" officeooo:rsid="003247f4" style:font-weight-asian="normal" style:font-weight-complex="normal"/>
    </style:style>
    <style:style style:name="T29" style:family="text">
      <style:text-properties fo:font-weight="normal" officeooo:rsid="00378395" style:font-weight-asian="normal" style:font-weight-complex="normal"/>
    </style:style>
    <style:style style:name="T30" style:family="text">
      <style:text-properties fo:font-weight="normal" officeooo:rsid="003914e8" style:font-weight-asian="normal" style:font-weight-complex="normal"/>
    </style:style>
    <style:style style:name="T31" style:family="text">
      <style:text-properties fo:font-weight="normal" officeooo:rsid="003b512d" style:font-weight-asian="normal" style:font-weight-complex="normal"/>
    </style:style>
    <style:style style:name="T32" style:family="text">
      <style:text-properties fo:font-weight="normal" officeooo:rsid="003bfb16" style:font-weight-asian="normal" style:font-weight-complex="normal"/>
    </style:style>
    <style:style style:name="T33" style:family="text">
      <style:text-properties fo:font-weight="normal" officeooo:rsid="003c1192" style:font-weight-asian="normal" style:font-weight-complex="normal"/>
    </style:style>
    <style:style style:name="T34" style:family="text">
      <style:text-properties fo:font-weight="normal" officeooo:rsid="003df81d" style:font-weight-asian="normal" style:font-weight-complex="normal"/>
    </style:style>
    <style:style style:name="T35" style:family="text">
      <style:text-properties fo:font-weight="normal" officeooo:rsid="003f10c8" style:font-weight-asian="normal" style:font-weight-complex="normal"/>
    </style:style>
    <style:style style:name="T36" style:family="text">
      <style:text-properties fo:font-weight="normal" officeooo:rsid="00450fdc" style:font-weight-asian="normal" style:font-weight-complex="normal"/>
    </style:style>
    <style:style style:name="T37" style:family="text">
      <style:text-properties fo:font-weight="normal" officeooo:rsid="002043b4" style:font-weight-asian="normal" style:font-weight-complex="normal"/>
    </style:style>
    <style:style style:name="T38" style:family="text">
      <style:text-properties fo:font-weight="normal" officeooo:rsid="0045d40d" style:font-weight-asian="normal" style:font-weight-complex="normal"/>
    </style:style>
    <style:style style:name="T39" style:family="text">
      <style:text-properties fo:font-weight="normal" officeooo:rsid="0047b8dc" style:font-weight-asian="normal" style:font-weight-complex="normal"/>
    </style:style>
    <style:style style:name="T40" style:family="text">
      <style:text-properties fo:font-weight="normal" officeooo:rsid="0049ac1f" style:font-weight-asian="normal" style:font-weight-complex="normal"/>
    </style:style>
    <style:style style:name="T41" style:family="text">
      <style:text-properties fo:font-weight="normal" officeooo:rsid="0049e31c" style:font-weight-asian="normal" style:font-weight-complex="normal"/>
    </style:style>
    <style:style style:name="T42" style:family="text">
      <style:text-properties fo:font-weight="normal" officeooo:rsid="004c2f94" style:font-weight-asian="normal" style:font-weight-complex="normal"/>
    </style:style>
    <style:style style:name="T43" style:family="text">
      <style:text-properties fo:font-weight="normal" officeooo:rsid="004cbbc2" style:font-weight-asian="normal" style:font-weight-complex="normal"/>
    </style:style>
    <style:style style:name="T44" style:family="text">
      <style:text-properties fo:font-weight="normal" officeooo:rsid="0052a77e" style:font-weight-asian="normal" style:font-weight-complex="normal"/>
    </style:style>
    <style:style style:name="T45" style:family="text">
      <style:text-properties fo:font-weight="normal" officeooo:rsid="00545053" style:font-weight-asian="normal" style:font-weight-complex="normal"/>
    </style:style>
    <style:style style:name="T46" style:family="text">
      <style:text-properties fo:font-weight="normal" officeooo:rsid="00560450" style:font-weight-asian="normal" style:font-weight-complex="normal"/>
    </style:style>
    <style:style style:name="T47" style:family="text">
      <style:text-properties fo:font-weight="normal" officeooo:rsid="0056b2f0" style:font-weight-asian="normal" style:font-weight-complex="normal"/>
    </style:style>
    <style:style style:name="T48" style:family="text">
      <style:text-properties fo:font-weight="normal" officeooo:rsid="0057e82c" style:font-weight-asian="normal" style:font-weight-complex="normal"/>
    </style:style>
    <style:style style:name="T49" style:family="text">
      <style:text-properties fo:font-weight="normal" officeooo:rsid="005b21d7" style:font-weight-asian="normal" style:font-weight-complex="normal"/>
    </style:style>
    <style:style style:name="T50" style:family="text">
      <style:text-properties fo:font-weight="normal" officeooo:rsid="005b9013" style:font-weight-asian="normal" style:font-weight-complex="normal"/>
    </style:style>
    <style:style style:name="T51" style:family="text">
      <style:text-properties fo:font-weight="normal" officeooo:rsid="005c4567" style:font-weight-asian="normal" style:font-weight-complex="normal"/>
    </style:style>
    <style:style style:name="T52" style:family="text">
      <style:text-properties fo:font-weight="normal" officeooo:rsid="005f9d12" style:font-weight-asian="normal" style:font-weight-complex="normal"/>
    </style:style>
    <style:style style:name="T53" style:family="text">
      <style:text-properties fo:font-weight="normal" officeooo:rsid="00616876" style:font-weight-asian="normal" style:font-weight-complex="normal"/>
    </style:style>
    <style:style style:name="T54" style:family="text">
      <style:text-properties fo:font-weight="normal" officeooo:rsid="006252ee" style:font-weight-asian="normal" style:font-weight-complex="normal"/>
    </style:style>
    <style:style style:name="T55" style:family="text">
      <style:text-properties fo:font-weight="normal" officeooo:rsid="0064476c" style:font-weight-asian="normal" style:font-weight-complex="normal"/>
    </style:style>
    <style:style style:name="T56" style:family="text">
      <style:text-properties fo:font-weight="normal" officeooo:rsid="00674f13" style:font-weight-asian="normal" style:font-weight-complex="normal"/>
    </style:style>
    <style:style style:name="T57" style:family="text">
      <style:text-properties fo:font-weight="normal" officeooo:rsid="006ad757" style:font-weight-asian="normal" style:font-weight-complex="normal"/>
    </style:style>
    <style:style style:name="T58" style:family="text">
      <style:text-properties fo:font-weight="normal" officeooo:rsid="006c69c3" style:font-weight-asian="normal" style:font-weight-complex="normal"/>
    </style:style>
    <style:style style:name="T59" style:family="text">
      <style:text-properties fo:font-weight="normal" officeooo:rsid="006c9a95" style:font-weight-asian="normal" style:font-weight-complex="normal"/>
    </style:style>
    <style:style style:name="T60" style:family="text">
      <style:text-properties fo:font-weight="normal" officeooo:rsid="006e2f43" style:font-weight-asian="normal" style:font-weight-complex="normal"/>
    </style:style>
    <style:style style:name="T61" style:family="text">
      <style:text-properties officeooo:rsid="002be9ef"/>
    </style:style>
    <style:style style:name="T62" style:family="text">
      <style:text-properties fo:text-shadow="none" fo:font-weight="bold" style:font-weight-asian="bold" style:font-weight-complex="bold"/>
    </style:style>
    <style:style style:name="T63" style:family="text">
      <style:text-properties fo:text-shadow="none" fo:font-weight="bold" officeooo:rsid="002416b1" style:font-weight-asian="bold" style:font-weight-complex="bold"/>
    </style:style>
    <style:style style:name="T64" style:family="text">
      <style:text-properties fo:text-shadow="none" fo:font-weight="normal" style:font-weight-asian="normal" style:font-weight-complex="normal"/>
    </style:style>
    <style:style style:name="T65" style:family="text">
      <style:text-properties officeooo:rsid="002e3355"/>
    </style:style>
    <style:style style:name="T66" style:family="text">
      <style:text-properties officeooo:rsid="00408255"/>
    </style:style>
    <style:style style:name="T67" style:family="text">
      <style:text-properties officeooo:rsid="00438cf7"/>
    </style:style>
    <style:style style:name="T68" style:family="text">
      <style:text-properties officeooo:rsid="0045d40d"/>
    </style:style>
    <style:style style:name="T69" style:family="text">
      <style:text-properties officeooo:rsid="004afad6"/>
    </style:style>
    <style:style style:name="T70" style:family="text">
      <style:text-properties officeooo:rsid="004c2f94"/>
    </style:style>
    <style:style style:name="T71" style:family="text">
      <style:text-properties officeooo:rsid="0052a77e"/>
    </style:style>
    <style:style style:name="T72" style:family="text">
      <style:text-properties officeooo:rsid="0057e8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PROJET</text:p>
      <text:p text:style-name="P41">MEAN</text:p>
      <text:p text:style-name="P3"/>
      <text:p text:style-name="P3"/>
      <text:p text:style-name="P3"/>
      <text:p text:style-name="P3"/>
      <text:p text:style-name="P5"><text:span text:style-name="T67">Nous arrivons au terme du module consacré à l'étude de la stack MEAN. Après avoir passé individuellement en revu les technologies qu'elle réunit au travers d'exemples mettant en évidence différents aspects de leur fonctionnement, le temps est maintenant venu de rassembler toutes ces connaissances pour les appliquer à la réalisation d'un (sempiternel) blog. Cela </text:span>pourrait sembler anodin <text:span text:style-name="T2">tellement</text:span> <text:span text:style-name="T72">le sujet</text:span> a été épuisé. <text:span text:style-name="T69">Cependant</text:span>, il reste un <text:span text:style-name="T66">support pédagogique de premier choix </text:span>car il <text:span text:style-name="T61">présente l'avantage de </text:span>met<text:span text:style-name="T61">tre</text:span> en jeu les princip<text:span text:style-name="T2">aux concepts</text:span> <text:span text:style-name="T61">et mécanicismes </text:span>que l'on retrouve sous une forme ou sous une autre <text:span text:style-name="T69">dans les applications qui agitent le web. Par ailleurs </text:span>il est toujours intéressant de pouvoir comparer les <text:span text:style-name="T2">technologies web </text:span>entre elles. <text:span text:style-name="T65">Pour la petite touche d'originalité, nous tenterons l'intégration UI du fameux material design de Google (https://getmdl.io/templates/blog/index.html)</text:span></text:p>
      <text:p text:style-name="P1"/>
      <text:p text:style-name="P2">Nous partirons ici <text:span text:style-name="T2">sur </text:span>une <text:span text:style-name="T3">architecture classique de type client/serveur en nous appuyant sur la stack </text:span>MEAN. <text:span text:style-name="T2">Nous nous imposerons donc le javascript comme langage de développement coté </text:span>serveur <text:span text:style-name="T5">avec </text:span>Node. <text:span text:style-name="T5">Pour sa partie cliente, les développements seront réalisées sur une plateforme (navigateur) dont la seule contrainte est de supporter AngularJS.</text:span></text:p>
      <text:p text:style-name="P1"/>
      <text:p text:style-name="P19"><text:span text:style-name="T66">I - </text:span>Backend Node/Express/Mongoose</text:p>
      <text:p text:style-name="P19"/>
      <text:p text:style-name="P2">L'une des premières étapes lors de la réalisation d'un projet <text:span text:style-name="T15">consiste</text:span> <text:span text:style-name="T15">à</text:span> déterminer l'ensemble des données sur lequel notre <text:span text:style-name="T5">application</text:span> devra <text:span text:style-name="T5">travailler</text:span>. <text:span text:style-name="T3">Nous allons donc commencer dans un premier temps par </text:span>définir <text:span text:style-name="T70">nos</text:span> <text:span text:style-name="T15">données métiers.</text:span></text:p>
      <text:p text:style-name="P4">Notre blog, <text:span text:style-name="T70">qui se veut minimaliste, se contentera de ne gérer qu'une liste d'utilisateurs et leur <text:s/>postes associés, éventuellement suivis de commentaires.</text:span></text:p>
      <text:p text:style-name="P6"><text:span text:style-name="T15">Il se dégage tout naturellement de ce qui vient d'être dit 2 modèles métiers : User et Post (les commentaires faisant parti intégrante des postes)</text:span></text:p>
      <text:p text:style-name="P4"/>
      <text:p text:style-name="P11">Un <text:span text:style-name="T15">utilisateur possédera les attributs suivants </text:span>:</text:p>
      <text:list xml:id="list7696416816101166800" text:style-name="L1">
        <text:list-item>
          <text:p text:style-name="P15">username <text:span text:style-name="T19">: </text:span><text:span text:style-name="T51">l'identifiant</text:span></text:p>
        </text:list-item>
        <text:list-item>
          <text:p text:style-name="P15">password <text:span text:style-name="T19">: </text:span><text:span text:style-name="T51">le mot de passe</text:span></text:p>
        </text:list-item>
        <text:list-item>
          <text:p text:style-name="P12"><text:span text:style-name="T7">profileImageURL </text:span>: un lien pointant vers l'URL ou se trouve l'image du profile.</text:p>
        </text:list-item>
        <text:list-item>
          <text:p text:style-name="P12"><text:span text:style-name="T7">updated</text:span>: la date de la dernière mise à jour</text:p>
        </text:list-item>
        <text:list-item>
          <text:p text:style-name="P12"><text:span text:style-name="T7">saved </text:span>: <text:span text:style-name="T6">la date de création</text:span></text:p>
        </text:list-item>
      </text:list>
      <text:p text:style-name="P1"/>
      <text:p text:style-name="P11">et un <text:span text:style-name="T15">poste</text:span></text:p>
      <text:list xml:id="list3379212910289006357" text:style-name="L2">
        <text:list-item>
          <text:p text:style-name="P16">title</text:p>
        </text:list-item>
        <text:list-item>
          <text:p text:style-name="P16">imageURL</text:p>
        </text:list-item>
        <text:list-item>
          <text:p text:style-name="P16">content : <text:span text:style-name="T50">le texte</text:span></text:p>
        </text:list-item>
        <text:list-item>
          <text:p text:style-name="P13"><text:span text:style-name="T7">comments </text:span>: <text:span text:style-name="T6">un tableau de commentaires</text:span></text:p>
        </text:list-item>
        <text:list-item>
          <text:p text:style-name="P13"><text:span text:style-name="T7">created </text:span>: <text:span text:style-name="T6">la date de création de l'article</text:span></text:p>
        </text:list-item>
        <text:list-item>
          <text:p text:style-name="P13"><text:span text:style-name="T7">user </text:span>: <text:span text:style-name="T6">l'auteur de l'article. L'ObjectId de l'utilisateur auquel il fait référence</text:span></text:p>
        </text:list-item>
      </text:list>
      <text:p text:style-name="P1"/>
      <text:p text:style-name="P14">chaque commentaire d'un post<text:span text:style-name="T15">e</text:span> devra être structuré de la façon suivante :</text:p>
      <text:list xml:id="list4715860483661759416" text:style-name="L3">
        <text:list-item>
          <text:p text:style-name="P17">title</text:p>
        </text:list-item>
        <text:list-item>
          <text:p text:style-name="P17"><text:soft-page-break/>content</text:p>
        </text:list-item>
        <text:list-item>
          <text:p text:style-name="P18">user <text:span text:style-name="T19">: l'auteur d</text:span><text:span text:style-name="T49">u commentaire</text:span><text:span text:style-name="T19">. L'ObjectId de l'utilisateur auquel il fait référence</text:span></text:p>
        </text:list-item>
        <text:list-item>
          <text:p text:style-name="P17">created</text:p>
        </text:list-item>
      </text:list>
      <text:p text:style-name="P1"/>
      <text:p text:style-name="P20">Tous nos objets seront stoqués sous forme de documents<text:span text:style-name="T1"> dans une base de données orientée documents </text:span>(MongoDB)<text:span text:style-name="T1"> pilotée par un ODM </text:span>(Mongoose)<text:span text:style-name="T1">.</text:span></text:p>
      <text:p text:style-name="P7"/>
      <text:p text:style-name="P14"><text:span text:style-name="T70">1. </text:span>Créez, dans le dossier racine encore vide de votre projet, un sous dossier <text:span text:style-name="T7">models </text:span>qui contiendra les fichiers <text:span text:style-name="T7">user.js</text:span> et <text:span text:style-name="T7">post.js</text:span>. Ces fichiers devront décrire vos mod<text:span text:style-name="T15">è</text:span>l<text:span text:style-name="T15">e</text:span>s User et Post à l'aide de Mongoose.</text:p>
      <text:p text:style-name="P14"/>
      <text:p text:style-name="P14"/>
      <text:p text:style-name="P14"/>
      <text:p text:style-name="P14"/>
      <text:p text:style-name="P14"/>
      <text:p text:style-name="P9"><text:span text:style-name="T70">2. Une fois nos entités définies, le besoin de disposer de données concrètes se fait très vite ressentir. Nous aimerions en effet pouvoir suivre l'évolution de notre travail en ayant à tout moment la possibilité de visualiser l'aperçu d'un site chargé en contenu. </text:span>Un script de génération de données aléatoire<text:span text:style-name="T71">s</text:span> <text:span text:style-name="T4">est alors le bienvenu. Plusieurs bibliothèques implémentées dans différents langages existent pour vous simplifier le travail (vous pouvez également trouver des services web qui s'en charge). Vous êtes libre de la démarche à suivre mais je vous recommande d'opter pour </text:span><text:span text:style-name="T9">faker</text:span><text:span text:style-name="T37"> </text:span><text:span text:style-name="T38">(https://www.npmjs.com/package/faker)</text:span><text:span text:style-name="T4">, bibliothèque javascript des plus populaires en la matière. Disponible </text:span>dans le dép<text:span text:style-name="T4">ô</text:span>t npm, <text:span text:style-name="T5">il s'intègre parfaitement à notre environnement de travail</text:span>.</text:p>
      <text:p text:style-name="P10">Une fois lancé, le script <text:span text:style-name="T6">devra </text:span>se charge<text:span text:style-name="T6">r</text:span> de <text:span text:style-name="T7">générer </text:span><text:span text:style-name="T8">un </text:span><text:span text:style-name="T7">ensemble d</text:span><text:span text:style-name="T8">'</text:span><text:span text:style-name="T7">utilisateurs et de post</text:span><text:span text:style-name="T14">e</text:span><text:span text:style-name="T7">s </text:span><text:span text:style-name="T8">fictifs</text:span> <text:span text:style-name="T17">ET</text:span><text:span text:style-name="T16"> de </text:span><text:span text:style-name="T8">peupler la base de données</text:span><text:span text:style-name="T15"> avec</text:span>. <text:span text:style-name="T15">Vous devrez donc combiner faker et mongoose au sein d'un même script que l'on appellera sobrement </text:span><text:span text:style-name="T63">populate.js</text:span><text:span text:style-name="T15"> et qui se trouvera dans le sous-dossier </text:span><text:span text:style-name="T13">data</text:span><text:span text:style-name="T15"> présent à la racine de votre projet. Ce script importera les modèles définis plus haut et devra instancier 4 utilisateurs et 20 postes associés aléatoirement aux 4 utilisateurs créés, avant des les sauvegarder en base. Le nombre de commentaires variera entre 0 et 5 et de la même façon que pour les postes, chaque commentaire devra se rapporter à un utilisateur existant.</text:span></text:p>
      <text:p text:style-name="P8"/>
      <text:p text:style-name="P8"/>
      <text:p text:style-name="P21">Notre base de données est maintenant p<text:span text:style-name="T18">rête à être exploitée</text:span>. Nous pouvons commencer à implémenter une <text:span text:style-name="T7">API HTTP </text:span><text:span text:style-name="T10">CRUD</text:span> pour<text:span text:style-name="T18"> l'exposer et </text:span>serv<text:span text:style-name="T18">ir</text:span> <text:span text:style-name="T68">les</text:span> <text:span text:style-name="T18">documents</text:span> <text:span text:style-name="T68">qu'elle contient </text:span>sur le web. <text:span text:style-name="T18">Pour ce faire, n</text:span>ous allons <text:span text:style-name="T18">structurer l'arborescence</text:span> de <text:span text:style-name="T18">notre projet de </text:span>la façon suivante :</text:p>
      <text:p text:style-name="P22"><text:span text:style-name="T18">A la racine du projet :</text:span></text:p>
      <text:p text:style-name="P22"><text:s text:c="4"/><text:span text:style-name="T18">U</text:span>n fichier <text:span text:style-name="T7">server.js</text:span> contiendra le code d<text:span text:style-name="T61">u</text:span> lancement de notre serveur <text:span text:style-name="T18">web.</text:span></text:p>
      <text:p text:style-name="P23"><text:s text:c="4"/><text:span text:style-name="T18">Un dossier </text:span><text:span text:style-name="T10">routes</text:span><text:span text:style-name="T20"> cont</text:span><text:span text:style-name="T44">iendra </text:span><text:span text:style-name="T20">un sous dossier </text:span><text:span text:style-name="T10">api</text:span><text:span text:style-name="T20"> qui contien</text:span><text:span text:style-name="T44">dra</text:span><text:span text:style-name="T20"> lui même </text:span>2 fichiers <text:span text:style-name="T7">user.js</text:span> et <text:span text:style-name="T7">post.js</text:span><text:span text:style-name="T19">. </text:span><text:span text:style-name="T44">Ces fichiers</text:span><text:span text:style-name="T19"> </text:span><text:span text:style-name="T20">défini</text:span><text:span text:style-name="T44">ront</text:span><text:span text:style-name="T20"> respectivement <text:s/>l'</text:span><text:span text:style-name="T44">API</text:span><text:span text:style-name="T20"> </text:span><text:span text:style-name="T44">HTTP des </text:span><text:span text:style-name="T20">documents utilisateur et </text:span><text:span text:style-name="T44">poste</text:span><text:span text:style-name="T20">.</text:span></text:p>
      <text:p text:style-name="P22"><text:span text:style-name="T20"><text:s text:c="4"/>Un dossier </text:span><text:span text:style-name="T10">public</text:span><text:span text:style-name="T20"> cont</text:span><text:span text:style-name="T45">iendra </text:span><text:span text:style-name="T20">un unique fichier </text:span><text:span text:style-name="T10">index.html</text:span><text:span text:style-name="T20">.</text:span></text:p>
      <text:p text:style-name="P22"><text:span text:style-name="T20"/></text:p>
      <text:p text:style-name="P24"><text:span text:style-name="T42">3. </text:span><text:span text:style-name="T19">Sans vous soucier de </text:span><text:span text:style-name="T24">l'API</text:span><text:span text:style-name="T19"> </text:span><text:span text:style-name="T24">HTTP </text:span><text:span text:style-name="T38">pour le moment</text:span><text:span text:style-name="T19">, rédigez le script </text:span><text:span text:style-name="T62">server.js</text:span><text:span text:style-name="T64"> </text:span><text:span text:style-name="T23">qui se chargera de servir le contenu du dossier public à la racine du site (le dossier public sera mappé vers l'URL </text:span><text:a xlink:type="simple" xlink:href="http://localhost:3000/" text:style-name="Internet_20_link" text:visited-style-name="Visited_20_Internet_20_Link"><text:span text:style-name="T23">http://localhost:3000/</text:span></text:a><text:span text:style-name="T23">)</text:span><text:span text:style-name="T19">. Le seul middleware </text:span><text:span text:style-name="T22">à intégrer </text:span><text:span text:style-name="T52">ici </text:span><text:span text:style-name="T23">est</text:span><text:span text:style-name="T19"> </text:span><text:span text:style-name="T11">express.static</text:span><text:span text:style-name="T21">.</text:span></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A</text:span><text:span text:style-name="T19">près avoir vérifi</text:span><text:span text:style-name="T24">é</text:span><text:span text:style-name="T19"> </text:span><text:span text:style-name="T24">le bon </text:span><text:span text:style-name="T19">fonctionn</text:span><text:span text:style-name="T46">ement</text:span><text:span text:style-name="T19"> </text:span><text:span text:style-name="T24">du script en plaçant des fichier</text:span><text:span text:style-name="T41">s</text:span><text:span text:style-name="T24"> dans de dossier public et en constatant l’affich</text:span><text:span text:style-name="T25">age</text:span><text:span text:style-name="T24"> de leur contenu </text:span><text:span text:style-name="T25">par</text:span><text:span text:style-name="T24"> le navigateur</text:span><text:span text:style-name="T19">, </text:span><text:span text:style-name="T24">nous allons pouvoir commencer à </text:span><text:span text:style-name="T19">rédigez les fichiers routes/api/user.js et routes/api/post.js.</text:span></text:p>
      <text:p text:style-name="P25"><text:soft-page-break/><text:span text:style-name="T19"/></text:p>
      <text:p text:style-name="P26"><text:span text:style-name="T26">Il s'agi</text:span><text:span text:style-name="T53">ra là </text:span><text:span text:style-name="T26">de définir</text:span><text:span text:style-name="T38"> </text:span><text:span text:style-name="T26">les API</text:span><text:span text:style-name="T29">s</text:span><text:span text:style-name="T26"> HTTP </text:span><text:span text:style-name="T46">à proprement parler</text:span><text:span text:style-name="T26">. Concentrons d'abord sur les postes, et nous appliqueront ensuite le même raisonnement </text:span><text:span text:style-name="T53">pour</text:span><text:span text:style-name="T26"> </text:span><text:span text:style-name="T54">l</text:span><text:span text:style-name="T26">es utilisateurs.</text:span></text:p>
      <text:p text:style-name="P27"><text:span text:style-name="T19"/></text:p>
      <text:p text:style-name="P27"><text:span text:style-name="T19">Voici les routes que l'on souhaite définir :</text:span></text:p>
      <text:p text:style-name="P27"><text:span text:style-name="T19">/api/posts en GET : récup</text:span><text:span text:style-name="T29">è</text:span><text:span text:style-name="T19">re l'ensemble des postes</text:span></text:p>
      <text:p text:style-name="P27"><text:span text:style-name="T19">/api/posts en POST en transmettant un post : cré</text:span><text:span text:style-name="T29">e</text:span><text:span text:style-name="T19"> un poste</text:span></text:p>
      <text:p text:style-name="P27"><text:span text:style-name="T19">/api/posts en DELET en transmettant un id: supprime un poste</text:span></text:p>
      <text:p text:style-name="P27"><text:span text:style-name="T19">/api/post/:id en GET : </text:span><text:span text:style-name="T27">récup</text:span><text:span text:style-name="T29">è</text:span><text:span text:style-name="T27">re un poste</text:span></text:p>
      <text:p text:style-name="P27"><text:span text:style-name="T19">/api/post/:id en PUT : </text:span><text:span text:style-name="T29">met</text:span><text:span text:style-name="T27"> à jour un poste</text:span></text:p>
      <text:p text:style-name="P27"><text:span text:style-name="T28"/></text:p>
      <text:p text:style-name="P28"><text:span text:style-name="T47">Puisque les</text:span><text:span text:style-name="T19"> </text:span><text:span text:style-name="T30">APIs HTTP</text:span><text:span text:style-name="T19"> </text:span><text:span text:style-name="T28">définissant des arborescences de routes biens distinctes, les scriptes</text:span><text:span text:style-name="T30"> qui en sont à l'origine </text:span><text:span text:style-name="T19">peu</text:span><text:span text:style-name="T28">vent</text:span><text:span text:style-name="T19"> être considéré</text:span><text:span text:style-name="T34">s</text:span><text:span text:style-name="T19"> comme </text:span><text:span text:style-name="T28">autant de</text:span><text:span text:style-name="T19"> sous application express indépendante</text:span><text:span text:style-name="T31">s</text:span><text:span text:style-name="T19">. </text:span><text:span text:style-name="T31">Ces sous applications </text:span><text:span text:style-name="T30">autonomes</text:span><text:span text:style-name="T31">, développées à l'aide de l'ob</text:span><text:span text:style-name="T32">j</text:span><text:span text:style-name="T31">et Router qui implémente l'interface </text:span><text:span text:style-name="T32">des </text:span><text:span text:style-name="T31">middleware</text:span><text:span text:style-name="T32">s</text:span><text:span text:style-name="T31"> </text:span><text:span text:style-name="T32">expresse</text:span><text:span text:style-name="T31">, </text:span><text:span text:style-name="T33">s’intègrent </text:span><text:span text:style-name="T47">tout aussi simplement à une application expresse, </text:span><text:span text:style-name="T31">rend</text:span><text:span text:style-name="T47">a</text:span><text:span text:style-name="T33">nt</text:span><text:span text:style-name="T31"> le code </text:span><text:span text:style-name="T32">extrêmement</text:span><text:span text:style-name="T31"> modulaire</text:span><text:span text:style-name="T32">.</text:span></text:p>
      <text:p text:style-name="P28"><text:span text:style-name="T32"/></text:p>
      <text:p text:style-name="P29"><text:span text:style-name="T42">4. </text:span><text:span text:style-name="T36">Définissez</text:span><text:span text:style-name="T19"> dans le fichier routes/api/post.js un objet Router responsable de la gestion de l'API HTTP du modèle Post.</text:span></text:p>
      <text:p text:style-name="P29"><text:span text:style-name="T19">De la même manière, rédigez le script <text:s/>routes/api/</text:span><text:span text:style-name="T55">user</text:span><text:span text:style-name="T19">.js gérant </text:span><text:span text:style-name="T47">l'</text:span><text:span text:style-name="T19">API HTTP du modèle User.</text:span></text:p>
      <text:p text:style-name="P30"><text:span text:style-name="T19"/></text:p>
      <text:p text:style-name="P31"><text:span text:style-name="T19">Ces scripts feront appels</text:span></text:p>
      <text:list xml:id="list5727722170650362081" text:style-name="L4">
        <text:list-item>
          <text:p text:style-name="P32"><text:span text:style-name="T19">aux fichiers o</text:span><text:span text:style-name="T35">ù</text:span><text:span text:style-name="T19"> sont définis nos modèles,</text:span></text:p>
        </text:list-item>
        <text:list-item>
          <text:p text:style-name="P32"><text:span text:style-name="T19">à </text:span><text:span text:style-name="T35">la librairie </text:span><text:span text:style-name="T19">mongoose pour réaliser les opérations </text:span><text:span text:style-name="T41">CRUD </text:span><text:span text:style-name="T19">en base </text:span><text:span text:style-name="T35">de données</text:span></text:p>
        </text:list-item>
        <text:list-item>
          <text:p text:style-name="P32"><text:span text:style-name="T19">à express </text:span><text:span text:style-name="T57">qui</text:span><text:span text:style-name="T19"> </text:span><text:span text:style-name="T35">fournir</text:span><text:span text:style-name="T57">a</text:span><text:span text:style-name="T35"> </text:span><text:span text:style-name="T19">l'armature web.</text:span></text:p>
        </text:list-item>
      </text:list>
      <text:p text:style-name="P31"><text:span text:style-name="T19"/></text:p>
      <text:p text:style-name="P35"><text:span text:style-name="T19">Validez votre API HTTP à laide d'un générateur de requête HTTP (postman, curl si vous êtes un adepte de la ligne de commande, etc …)</text:span></text:p>
      <text:p text:style-name="P31"><text:span text:style-name="T19"/></text:p>
      <text:p text:style-name="P39"><text:span text:style-name="T19">4. bonus : factorisez le code en unifiant la gestion des APIs HTTP User et Post dans un seul et même fichier api.js. </text:span></text:p>
      <text:p text:style-name="P30"><text:span text:style-name="T19"/></text:p>
      <text:p text:style-name="P31"><text:span text:style-name="T19"/></text:p>
      <text:p text:style-name="P31"><text:span text:style-name="T19"/></text:p>
      <text:p text:style-name="P31"><text:span text:style-name="T19"/></text:p>
      <text:p text:style-name="P33"><text:span text:style-name="T19"/></text:p>
      <text:p text:style-name="P34"><text:span text:style-name="T19"/></text:p>
      <text:p text:style-name="P36"><text:span text:style-name="T19">Voilà, nous en avons terminé avec le backend ... ou presque. Il reste encore un aspect à couvrir </text:span><text:span text:style-name="T39">et non des moindres :</text:span></text:p>
      <text:list xml:id="list6559279191272677189" text:style-name="L5">
        <text:list-item>
          <text:p text:style-name="P37"><text:span text:style-name="T39">Notre application</text:span><text:span text:style-name="T19"> devra être capable d</text:span><text:span text:style-name="T39">'authentifier </text:span><text:span text:style-name="T19">les utilisateurs </text:span><text:span text:style-name="T39">pour leur attribuer les contenus qu'ils rédigent.</text:span></text:p>
        </text:list-item>
        <text:list-item>
          <text:p text:style-name="P37"><text:span text:style-name="T60">Devra p</text:span><text:span text:style-name="T39">rotéger notre API HTTP en mettant en place</text:span><text:span text:style-name="T19"> </text:span><text:span text:style-name="T39">un contrôle d'accès</text:span><text:span text:style-name="T19">.</text:span></text:p>
        </text:list-item>
      </text:list>
      <text:p text:style-name="P36"><text:span text:style-name="T19"/></text:p>
      <text:p text:style-name="P36"><text:span text:style-name="T19">Cette couche </text:span><text:span text:style-name="T39">de sécurité vous est fournie. Elle </text:span><text:span text:style-name="T19">a été réalisée à l'aide d</text:span><text:span text:style-name="T39">es</text:span><text:span text:style-name="T19"> JWT (pour json web token), </text:span><text:span text:style-name="T39">technique offrant un niveau de fiabilité supérieur à celle des sessions. </text:span><text:span text:style-name="T40">Tel que défini dans le fichier </text:span><text:span text:style-name="T12">login.js</text:span><text:span text:style-name="T40">, la politique de sécurité mis en place limite la visibilité des informations qu'aux utilisateurs authentifiés. Nous pourrons revenir et </text:span><text:span text:style-name="T41">modifier</text:span><text:span text:style-name="T40"> ce comportement par la suite si </text:span><text:span text:style-name="T58">nous le souhaitons</text:span><text:span text:style-name="T40">.</text:span></text:p>
      <text:p text:style-name="P36"><text:span text:style-name="T42"/></text:p>
      <text:p text:style-name="P38"><text:span text:style-name="T42">5. </text:span><text:span text:style-name="T19">Intégrez la couche d’authentification au projet. Pour cela placerez ce fichier dans le dossier des <text:s/></text:span><text:span text:style-name="T7">routes</text:span><text:span text:style-name="T19"> (mais à l'extérieur du dossier </text:span><text:span text:style-name="T7">api</text:span><text:span text:style-name="T19">) et renseignez votre application de l’existence de ce </text:span><text:span text:style-name="T43">nouveau</text:span><text:span text:style-name="T19"> Router. </text:span><text:span text:style-name="T48">Vous devrez </text:span><text:span text:style-name="T56">également effectuer </text:span><text:span text:style-name="T59">l'opération </text:span><text:span text:style-name="T56">l'authentification dans les routes que vous introduise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oad </meta:initial-creator>
    <meta:creation-date>2016-04-17T17:39:36.652170132</meta:creation-date>
    <dc:date>2016-04-20T23:09:00.963956389</dc:date>
    <dc:creator>foad </dc:creator>
    <meta:editing-duration>PT2H45M4S</meta:editing-duration>
    <meta:editing-cycles>68</meta:editing-cycles>
    <meta:generator>LibreOffice/5.0.5.2$Linux_X86_64 LibreOffice_project/00m0$Build-2</meta:generator>
    <meta:document-statistic meta:table-count="0" meta:image-count="0" meta:object-count="0" meta:page-count="4" meta:paragraph-count="58" meta:word-count="1268" meta:character-count="7981" meta:non-whitespace-character-count="6774"/>
  </office:meta>
</office:document-meta>
</file>